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6pt" style:font-size-asian="16pt" style:font-size-complex="16pt"/>
    </style:style>
    <style:style style:name="P2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paragraph-rsid="00250798" style:font-size-asian="12pt" style:font-size-complex="12pt"/>
    </style:style>
    <style:style style:name="P4" style:family="paragraph" style:parent-style-name="UrbanBody">
      <style:paragraph-properties fo:text-align="justify" style:justify-single-word="false"/>
      <style:text-properties style:font-name="Times New Roman1" fo:font-size="11pt" officeooo:paragraph-rsid="0020fb3d" style:font-size-asian="11pt" style:font-size-complex="11pt"/>
    </style:style>
    <style:style style:name="P5" style:family="paragraph" style:parent-style-name="UrbanBody"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start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250798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50798" style:font-size-asian="10pt" style:font-size-complex="10pt"/>
    </style:style>
    <style:style style:name="P15" style:family="paragraph" style:parent-style-name="Standard">
      <style:text-properties style:font-name="arial" fo:font-size="11pt" style:text-underline-style="none" fo:font-weight="normal" officeooo:paragraph-rsid="00250798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officeooo:rsid="0023801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style:use-window-font-color="true" style:font-name="arial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0" style:family="text">
      <style:text-properties officeooo:rsid="0023801a"/>
    </style:style>
    <style:style style:name="T11" style:family="text">
      <style:text-properties style:font-name="ari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weight="normal" officeooo:rsid="00362119" fo:background-color="transparent" loext:char-shading-value="0" style:font-weight-asian="normal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Consolas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Consolas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6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"/>
      <text:p text:style-name="P2">Récépissé de dépôt de compléments</text:p>
      <text:p text:style-name="P2">relatifs à une demande de <text:span text:style-name="T10">certificat</text:span> d'urbanisme <text:span text:style-name="T10">n°2</text:span></text:p>
      <text:p text:style-name="P5"/>
      <text:p text:style-name="P7"/>
      <text:p text:style-name="P4"><text:span text:style-name="T11">Je soussigné, </text:span>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text:span text:style-name="T11">, délégué par la Ville de </text:span><text:span text:style-name="Police_20_par_20_défaut"><text:span text:style-name="T9"><text:text-input text:description="">tool.getCityName()</text:text-input></text:span></text:span><text:span text:style-name="T11">,</text:span></text:p>
      <text:p text:style-name="P7">certifie que, conformément aux dispositions de l'article D.IV.32. du Code du développement territorial,</text:p>
      <text:p text:style-name="P7"/>
      <text:p text:style-name="P10"><text:text-input text:description="Signalétique des demandeurs">self.getApplicantsSignaletic()</text:text-input></text:p>
      <text:p text:style-name="P10"/>
      <text:p text:style-name="P8"><text:span text:style-name="T1"><office:annotation><dc:creator>Gauthier Bastien</dc:creator><dc:date>2011-02-21T10:13:40</dc:date><text:p text:style-name="P16"><text:span text:style-name="T18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1"><office:annotation><dc:creator>Gauthier Bastien</dc:creator><dc:date>2011-02-21T10:14:06</dc:date><text:p text:style-name="P16"><text:span text:style-name="T18">do text if (len(self.getApplicants()) &gt; 1) or (</text:span><text:span text:style-name="T19">applicantobj.isPlural())</text:span></text:p></office:annotation>ont déposé des compléments relatifs à la demande de <text:span text:style-name="T10">certificat</text:span> d'urbanisme <text:span text:style-name="T10">n° 2 </text:span>ayant pour objet<text:line-break/>"<text:span text:style-name="T4"><text:text-input text:description="Objet du permis">licence_helper.licenceSubject</text:text-input></text:span>",</text:p>
      <text:p text:style-name="P8"><office:annotation><dc:creator>Gauthier Bastien</dc:creator><dc:date>2011-02-21T10:09:27</dc:date><text:p text:style-name="P16"><text:span text:style-name="T18">do text if not len(self.getParcels()) &gt; 1</text:span></text:p></office:annotation>sur la parcelle située <text:span text:style-name="T4"><office:annotation><dc:creator>Gauthier Bastien</dc:creator><dc:date>2011-02-21T10:13:40</dc:date><text:p text:style-name="P16"><text:span text:style-name="T18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self.getPortionOutsText()</text:text-input></text:span><text:span text:style-name="T5">.</text:span></text:p>
      <text:p text:style-name="P11"><office:annotation><dc:creator>Gauthier Bastien</dc:creator><dc:date>2011-02-21T10:12:18</dc:date><text:p text:style-name="P16"><text:span text:style-name="T18">do text if len(self.getParcels()) &gt; 1</text:span></text:p></office:annotation>sur les parcelles situées <office:annotation><dc:creator>Gauthier Bastien</dc:creator><dc:date>2011-02-21T10:13:40</dc:date><text:p text:style-name="P16"><text:span text:style-name="T18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self.getPortionOutsText()</text:text-input></text:span>.</text:p>
      <text:p text:style-name="P12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9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2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2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2-19T08:32:21.227978660</dc:date>
    <meta:editing-duration>PT3H47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16" meta:word-count="231" meta:character-count="1710" meta:non-whitespace-character-count="1530"/>
  </office:meta>
</office:document-meta>
</file>